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font-size="21pt" officeooo:rsid="00211381" officeooo:paragraph-rsid="00211381" style:font-size-asian="21pt" style:font-size-complex="21pt"/>
    </style:style>
    <style:style style:name="P2" style:family="paragraph" style:parent-style-name="Standard">
      <style:text-properties officeooo:rsid="00211381" officeooo:paragraph-rsid="00211381"/>
    </style:style>
    <style:style style:name="P3" style:family="paragraph" style:parent-style-name="Standard">
      <style:paragraph-properties fo:text-align="center" style:justify-single-word="false"/>
      <style:text-properties officeooo:rsid="002ca339" officeooo:paragraph-rsid="002ca339"/>
    </style:style>
    <style:style style:name="P4" style:family="paragraph" style:parent-style-name="Standard">
      <style:paragraph-properties fo:text-align="center" style:justify-single-word="false"/>
      <style:text-properties officeooo:rsid="00211381" officeooo:paragraph-rsid="00211381"/>
    </style:style>
    <style:style style:name="P5" style:family="paragraph" style:parent-style-name="Standard">
      <style:text-properties officeooo:paragraph-rsid="00211381"/>
    </style:style>
    <style:style style:name="P6" style:family="paragraph" style:parent-style-name="Standard">
      <style:text-properties officeooo:rsid="0022e8d2" officeooo:paragraph-rsid="0022e8d2"/>
    </style:style>
    <style:style style:name="P7" style:family="paragraph" style:parent-style-name="Standard">
      <style:text-properties officeooo:rsid="001d3bc2" officeooo:paragraph-rsid="001d3bc2"/>
    </style:style>
    <style:style style:name="P8" style:family="paragraph" style:parent-style-name="Standard">
      <style:text-properties officeooo:rsid="001e185d" officeooo:paragraph-rsid="001e185d"/>
    </style:style>
    <style:style style:name="P9" style:family="paragraph" style:parent-style-name="Standard">
      <style:text-properties officeooo:rsid="0027d855" officeooo:paragraph-rsid="0027d855"/>
    </style:style>
    <style:style style:name="P10" style:family="paragraph" style:parent-style-name="Standard">
      <style:text-properties officeooo:paragraph-rsid="002f5f32"/>
    </style:style>
    <style:style style:name="P11" style:family="paragraph" style:parent-style-name="Standard">
      <style:text-properties fo:font-size="10pt" style:font-size-asian="10pt" style:font-size-complex="10pt"/>
    </style:style>
    <style:style style:name="T1" style:family="text">
      <style:text-properties officeooo:rsid="002af13e"/>
    </style:style>
    <style:style style:name="T2" style:family="text">
      <style:text-properties officeooo:rsid="0022e8d2"/>
    </style:style>
    <style:style style:name="T3" style:family="text">
      <style:text-properties officeooo:rsid="00200e66"/>
    </style:style>
    <style:style style:name="T4" style:family="text">
      <style:text-properties officeooo:rsid="00254607"/>
    </style:style>
    <style:style style:name="T5" style:family="text">
      <style:text-properties officeooo:rsid="00211381"/>
    </style:style>
    <style:style style:name="T6" style:family="text">
      <style:text-properties officeooo:rsid="0020bc32"/>
    </style:style>
    <style:style style:name="T7" style:family="text">
      <style:text-properties officeooo:rsid="00261983"/>
    </style:style>
    <style:style style:name="T8" style:family="text">
      <style:text-properties officeooo:rsid="0026572c"/>
    </style:style>
    <style:style style:name="T9" style:family="text">
      <style:text-properties officeooo:rsid="0029cdcf"/>
    </style:style>
    <style:style style:name="T10" style:family="text">
      <style:text-properties style:font-name="Liberation Serif" fo:font-size="12pt" style:font-size-asian="12pt" style:font-size-complex="12pt"/>
    </style:style>
    <style:style style:name="T11" style:family="text">
      <style:text-properties style:font-name="Liberation Serif"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gle Login With Django</text:p>
      <text:p text:style-name="P2"/>
      <text:p text:style-name="P3">Dr. Tyler W Thomas</text:p>
      <text:p text:style-name="P4">This Guide Created and Tested on 02/2<text:span text:style-name="T1">2</text:span>/2026. </text:p>
      <text:p text:style-name="P4">Please email if anything becomes out of date or broken.</text:p>
      <text:p text:style-name="P5"/>
      <text:p text:style-name="P2">What this does:</text:p>
      <text:p text:style-name="Standard">When you finish, you’ll:</text:p>
      <text:p text:style-name="Standard"/>
      <text:p text:style-name="Standard"><text:s text:c="4"/>Open http://localhost:8000/</text:p>
      <text:p text:style-name="Standard"><text:s text:c="4"/>Click “Login with Google”</text:p>
      <text:p text:style-name="Standard"><text:s text:c="4"/>Get redirected back and see your Google email</text:p>
      <text:p text:style-name="Standard"/>
      <text:p text:style-name="Standard"/>
      <text:p text:style-name="P2">How we get there:</text:p>
      <text:p text:style-name="P2"/>
      <text:p text:style-name="P6"/>
      <text:p text:style-name="Standard">Step 0 – Create a folder and (optionally) a virtualenv</text:p>
      <text:p text:style-name="Standard"/>
      <text:p text:style-name="P6"># 0.1- First create a new google account for the application (safer to avoid using your real acct).</text:p>
      <text:p text:style-name="Standard"/>
      <text:p text:style-name="Standard">Open a terminal and run:</text:p>
      <text:p text:style-name="Standard"># 0.<text:span text:style-name="T2">2 </text:span>– Create and enter a project folder</text:p>
      <text:p text:style-name="Standard">mkdir google_login_demo</text:p>
      <text:p text:style-name="Standard">cd google_login_demo</text:p>
      <text:p text:style-name="Standard"/>
      <text:p text:style-name="Standard"># 0.<text:span text:style-name="T2">3</text:span> – (Recommended) create a virtual environment</text:p>
      <text:p text:style-name="Standard">python -m venv venv</text:p>
      <text:p text:style-name="Standard"/>
      <text:p text:style-name="Standard"># 0.<text:span text:style-name="T2">4</text:span> – Activate the virtualenv</text:p>
      <text:p text:style-name="Standard"># On macOS / Linux:</text:p>
      <text:p text:style-name="Standard">source venv/bin/activate</text:p>
      <text:p text:style-name="Standard"># On Windows (Command Prompt):</text:p>
      <text:p text:style-name="Standard"># venv\Scripts\activate</text:p>
      <text:p text:style-name="Standard"># On Windows (PowerShell):</text:p>
      <text:p text:style-name="Standard"># venv\Scripts\Activate.ps1</text:p>
      <text:p text:style-name="Standard"/>
      <text:p text:style-name="Standard">Step 1 – Install Django and requests</text:p>
      <text:p text:style-name="Standard"/>
      <text:p text:style-name="Standard">pip install django requests</text:p>
      <text:p text:style-name="Standard"/>
      <text:p text:style-name="P7">(note. It may prompt for a newer version of pip. I used the default for consistency. Newer versions may also work.)</text:p>
      <text:p text:style-name="Standard"/>
      <text:p text:style-name="Standard">Step 2 – Create a new Django project</text:p>
      <text:p text:style-name="Standard"/>
      <text:p text:style-name="Standard">Still inside the google_login_demo folder:</text:p>
      <text:p text:style-name="Standard"/>
      <text:p text:style-name="Standard"><text:soft-page-break/>django-admin startproject google_login_demo</text:p>
      <text:p text:style-name="Standard">cd google_login_demo</text:p>
      <text:p text:style-name="Standard"/>
      <text:p text:style-name="Standard">You now have this structure:</text:p>
      <text:p text:style-name="Standard"/>
      <text:p text:style-name="Standard">google_login_demo/ <text:s text:c="9"/># (project root with manage.py)</text:p>
      <text:p text:style-name="Standard"><text:s text:c="4"/>manage.py</text:p>
      <text:p text:style-name="Standard"><text:s text:c="4"/>google_login_demo/ <text:s text:c="5"/># (inner package with settings, urls)</text:p>
      <text:p text:style-name="Standard"><text:s text:c="8"/>__init__.py</text:p>
      <text:p text:style-name="Standard"><text:s text:c="8"/>settings.py</text:p>
      <text:p text:style-name="Standard"><text:s text:c="8"/>urls.py</text:p>
      <text:p text:style-name="Standard"><text:s text:c="8"/>asgi.py</text:p>
      <text:p text:style-name="Standard"><text:s text:c="8"/>wsgi.py</text:p>
      <text:p text:style-name="Standard"/>
      <text:p text:style-name="Standard">We will:</text:p>
      <text:p text:style-name="Standard"/>
      <text:p text:style-name="Standard"><text:s text:c="4"/>put our settings and URLs in google_login_demo/settings.py and google_login_demo/urls.py</text:p>
      <text:p text:style-name="Standard"><text:s text:c="4"/>create our views in google_login_demo/views.py (this file doesn’t exist yet)</text:p>
      <text:p text:style-name="Standard"/>
      <text:p text:style-name="Standard">Step 3 – Create Google OAuth credentials</text:p>
      <text:p text:style-name="Standard"/>
      <text:p text:style-name="Standard">Do this once in your browser:</text:p>
      <text:p text:style-name="Standard"/>
      <text:p text:style-name="Standard"><text:s text:c="4"/>Go to the Google Cloud Console (search for “Google Cloud Console”).</text:p>
      <text:p text:style-name="Standard"/>
      <text:p text:style-name="Standard"><text:s text:c="4"/>Create a project (or select an existing one).</text:p>
      <text:p text:style-name="Standard"/>
      <text:p text:style-name="Standard"><text:s text:c="4"/>In the left menu, go to “APIs &amp; Services → OAuth consent screen”:</text:p>
      <text:p text:style-name="P8">(Note: you may have to click “get started”) to go through the steps. <text:span text:style-name="T3">I named the app “login_app”</text:span></text:p>
      <text:p text:style-name="P8"/>
      <text:p text:style-name="Standard"><text:s text:c="8"/>Choose <text:span text:style-name="T4">External </text:span>user type <text:span text:style-name="T5">(IMPORTANT NOTE: </text:span><text:span text:style-name="T4">As of the date of this writing, Google Verification is NOT required for TEST accounts with External selected. Additionally, you can add up to 100 testing accounts. “Internal” requires complex organization modification and policy modification and I recommend avoiding it entirely)</text:span></text:p>
      <text:p text:style-name="Standard"/>
      <text:p text:style-name="P9">Important note 2: You may wish to add email addresses as test accounts later so they can use the login. You can do that from the “Audience” category of “Google Auth Platform”</text:p>
      <text:p text:style-name="Standard"/>
      <text:p text:style-name="Standard"><text:s text:c="8"/>Fill in minimum required info (app name, support email, etc.)</text:p>
      <text:p text:style-name="Standard"><text:s text:c="8"/>Save and continue until it’s done</text:p>
      <text:p text:style-name="Standard"/>
      <text:p text:style-name="Standard"><text:s text:c="4"/>In the left menu, go to “APIs &amp; Services → Credentials”.</text:p>
      <text:p text:style-name="Standard"/>
      <text:p text:style-name="Standard"><text:s text:c="4"/>Click “+ CREATE CREDENTIALS” → “OAuth client ID”.</text:p>
      <text:p text:style-name="Standard"/>
      <text:p text:style-name="Standard"><text:s text:c="4"/>Choose Application type: Web application.</text:p>
      <text:p text:style-name="Standard"/>
      <text:p text:style-name="Standard"><text:s text:c="4"/>Under Authorized redirect URIs, add:</text:p>
      <text:p text:style-name="Standard"/>
      <text:p text:style-name="Standard"><text:soft-page-break/><text:s text:c="4"/>http://localhost:8000/oauth2callback/</text:p>
      <text:p text:style-name="Standard"/>
      <text:p text:style-name="Standard"><text:s text:c="4"/>Click Create.</text:p>
      <text:p text:style-name="Standard"/>
      <text:p text:style-name="Standard"><text:s text:c="4"/>You’ll see a Client ID and Client secret. Keep that browser tab open or copy them somewhere; we’ll paste them into settings.py. <text:span text:style-name="T6">Please save them.</text:span></text:p>
      <text:p text:style-name="Standard"/>
      <text:p text:style-name="Standard">Step 4 – Edit Django settings</text:p>
      <text:p text:style-name="Standard"/>
      <text:p text:style-name="Standard">Open google_login_demo/settings.py in an editor and make these changes:</text:p>
      <text:p text:style-name="Standard"/>
      <text:p text:style-name="Standard"><text:s text:c="4"/>Set allowed hosts for local dev (near the top, after DEBUG):</text:p>
      <text:p text:style-name="Standard"/>
      <text:p text:style-name="Standard">DEBUG = True</text:p>
      <text:p text:style-name="Standard"/>
      <text:p text:style-name="Standard">ALLOWED_HOSTS = ["localhost", "127.0.0.1"]</text:p>
      <text:p text:style-name="Standard"/>
      <text:p text:style-name="Standard">2. Add Google OAuth settings at the bottom (use your own values):</text:p>
      <text:p text:style-name="Standard"/>
      <text:p text:style-name="Standard"># Google OAuth settings for this demo</text:p>
      <text:p text:style-name="Standard">GOOGLE_CLIENT_ID = "YOUR_GOOGLE_CLIENT_ID_HERE"</text:p>
      <text:p text:style-name="Standard">GOOGLE_CLIENT_SECRET = "YOUR_GOOGLE_CLIENT_SECRET_HERE"</text:p>
      <text:p text:style-name="Standard">GOOGLE_REDIRECT_URI = "http://localhost:8000/oauth2callback/"</text:p>
      <text:p text:style-name="Standard"/>
      <text:p text:style-name="Standard"><text:s text:c="4"/>GOOGLE_REDIRECT_URI must exactly match what you set in Google Cloud.</text:p>
      <text:p text:style-name="Standard"/>
      <text:p text:style-name="Standard">Do not remove anything else; the default INSTALLED_APPS, MIDDLEWARE, etc., are fine.</text:p>
      <text:p text:style-name="Standard">Step 5 – Create the views</text:p>
      <text:p text:style-name="Standard"/>
      <text:p text:style-name="Standard">Create a new file:</text:p>
      <text:p text:style-name="Standard">google_login_demo/google_login_demo/views.py</text:p>
      <text:p text:style-name="Standard"/>
      <text:p text:style-name="Standard">Put this in it:</text:p>
      <text:p text:style-name="Standard"/>
      <text:p text:style-name="Standard">import secrets</text:p>
      <text:p text:style-name="Standard">from urllib.parse import urlencode</text:p>
      <text:p text:style-name="Standard"/>
      <text:p text:style-name="Standard">import requests</text:p>
      <text:p text:style-name="Standard">from django.conf import settings</text:p>
      <text:p text:style-name="Standard">from django.http import HttpResponse, HttpResponseBadRequest</text:p>
      <text:p text:style-name="Standard">from django.shortcuts import redirect</text:p>
      <text:p text:style-name="Standard"/>
      <text:p text:style-name="Standard"/>
      <text:p text:style-name="Standard">def home(request):</text:p>
      <text:p text:style-name="Standard"><text:s text:c="4"/>"""</text:p>
      <text:p text:style-name="Standard"><text:s text:c="4"/>Simple page showing:</text:p>
      <text:p text:style-name="Standard"><text:s text:c="6"/>- 'Login with Google' if not logged in</text:p>
      <text:p text:style-name="Standard"><text:s text:c="6"/>- email + logout link if logged in</text:p>
      <text:p text:style-name="Standard"><text:s text:c="4"/>"""</text:p>
      <text:p text:style-name="Standard"><text:soft-page-break/><text:s text:c="4"/>user = request.session.get("user")</text:p>
      <text:p text:style-name="Standard"><text:s text:c="4"/>if not user:</text:p>
      <text:p text:style-name="Standard"><text:s text:c="8"/>return HttpResponse('&lt;a href="/login/"&gt;Login with Google&lt;/a&gt;')</text:p>
      <text:p text:style-name="Standard"><text:s text:c="4"/>return HttpResponse(</text:p>
      <text:p text:style-name="Standard"><text:s text:c="8"/>f"Hello {user['email']} "</text:p>
      <text:p text:style-name="Standard"><text:s text:c="8"/>f'(&lt;a href="/logout/"&gt;logout&lt;/a&gt;)'</text:p>
      <text:p text:style-name="Standard"><text:s text:c="4"/>)</text:p>
      <text:p text:style-name="Standard"/>
      <text:p text:style-name="Standard"/>
      <text:p text:style-name="Standard">def google_login(request):</text:p>
      <text:p text:style-name="Standard"><text:s text:c="4"/>"""</text:p>
      <text:p text:style-name="Standard"><text:s text:c="4"/>Redirects the user to Google's OAuth 2.0 authorization endpoint.</text:p>
      <text:p text:style-name="Standard"><text:s text:c="4"/>"""</text:p>
      <text:p text:style-name="Standard"><text:s text:c="4"/># Random string to protect against CSRF</text:p>
      <text:p text:style-name="Standard"><text:s text:c="4"/>state = secrets.token_urlsafe(16)</text:p>
      <text:p text:style-name="Standard"><text:s text:c="4"/>request.session["oauth_state"] = state</text:p>
      <text:p text:style-name="Standard"/>
      <text:p text:style-name="Standard"><text:s text:c="4"/>params = {</text:p>
      <text:p text:style-name="Standard"><text:s text:c="8"/>"client_id": settings.GOOGLE_CLIENT_ID,</text:p>
      <text:p text:style-name="Standard"><text:s text:c="8"/>"redirect_uri": settings.GOOGLE_REDIRECT_URI,</text:p>
      <text:p text:style-name="Standard"><text:s text:c="8"/>"response_type": "code",</text:p>
      <text:p text:style-name="Standard"><text:s text:c="8"/>"scope": "openid email profile",</text:p>
      <text:p text:style-name="Standard"><text:s text:c="8"/>"state": state,</text:p>
      <text:p text:style-name="Standard"><text:s text:c="4"/>}</text:p>
      <text:p text:style-name="Standard"/>
      <text:p text:style-name="Standard"><text:s text:c="4"/>url = "https://accounts.google.com/o/oauth2/v2/auth?" + urlencode(params)</text:p>
      <text:p text:style-name="Standard"><text:s text:c="4"/>return redirect(url)</text:p>
      <text:p text:style-name="Standard"/>
      <text:p text:style-name="Standard"/>
      <text:p text:style-name="Standard">def google_callback(request):</text:p>
      <text:p text:style-name="Standard"><text:s text:c="4"/>"""</text:p>
      <text:p text:style-name="Standard"><text:s text:c="4"/>Handles Google's redirect back:</text:p>
      <text:p text:style-name="Standard"><text:s text:c="6"/>- checks 'state'</text:p>
      <text:p text:style-name="Standard"><text:s text:c="6"/>- exchanges 'code' for an access token</text:p>
      <text:p text:style-name="Standard"><text:s text:c="6"/>- fetches user info</text:p>
      <text:p text:style-name="Standard"><text:s text:c="6"/>- stores email in the session</text:p>
      <text:p text:style-name="Standard"><text:s text:c="4"/>"""</text:p>
      <text:p text:style-name="Standard"><text:s text:c="4"/>if request.GET.get("state") != request.session.get("oauth_state"):</text:p>
      <text:p text:style-name="Standard"><text:s text:c="8"/>return HttpResponseBadRequest("Invalid state")</text:p>
      <text:p text:style-name="Standard"/>
      <text:p text:style-name="Standard"><text:s text:c="4"/>code = request.GET.get("code")</text:p>
      <text:p text:style-name="Standard"><text:s text:c="4"/>if not code:</text:p>
      <text:p text:style-name="Standard"><text:s text:c="8"/>return HttpResponseBadRequest("Missing code")</text:p>
      <text:p text:style-name="Standard"/>
      <text:p text:style-name="Standard"><text:s text:c="4"/># Exchange code for tokens</text:p>
      <text:p text:style-name="Standard"><text:s text:c="4"/>token_res = requests.post(</text:p>
      <text:p text:style-name="Standard"><text:s text:c="8"/>"https://oauth2.googleapis.com/token",</text:p>
      <text:p text:style-name="Standard"><text:s text:c="8"/>data={</text:p>
      <text:p text:style-name="Standard"><text:s text:c="12"/>"code": code,</text:p>
      <text:p text:style-name="Standard"><text:soft-page-break/><text:s text:c="12"/>"client_id": settings.GOOGLE_CLIENT_ID,</text:p>
      <text:p text:style-name="Standard"><text:s text:c="12"/>"client_secret": settings.GOOGLE_CLIENT_SECRET,</text:p>
      <text:p text:style-name="Standard"><text:s text:c="12"/>"redirect_uri": settings.GOOGLE_REDIRECT_URI,</text:p>
      <text:p text:style-name="Standard"><text:s text:c="12"/>"grant_type": "authorization_code",</text:p>
      <text:p text:style-name="Standard"><text:s text:c="8"/>},</text:p>
      <text:p text:style-name="Standard"><text:s text:c="4"/>)</text:p>
      <text:p text:style-name="Standard"><text:s text:c="4"/>if not token_res.ok:</text:p>
      <text:p text:style-name="Standard"><text:s text:c="8"/>return HttpResponseBadRequest("Token request failed")</text:p>
      <text:p text:style-name="Standard"/>
      <text:p text:style-name="Standard"><text:s text:c="4"/>access_token = token_res.json().get("access_token")</text:p>
      <text:p text:style-name="Standard"><text:s text:c="4"/>if not access_token:</text:p>
      <text:p text:style-name="Standard"><text:s text:c="8"/>return HttpResponseBadRequest("No access token")</text:p>
      <text:p text:style-name="Standard"/>
      <text:p text:style-name="Standard"><text:s text:c="4"/># Fetch basic user info</text:p>
      <text:p text:style-name="Standard"><text:s text:c="4"/>userinfo_res = requests.get(</text:p>
      <text:p text:style-name="Standard"><text:s text:c="8"/>"https://www.googleapis.com/oauth2/v3/userinfo",</text:p>
      <text:p text:style-name="Standard"><text:s text:c="8"/>headers={"Authorization": f"Bearer {access_token}"},</text:p>
      <text:p text:style-name="Standard"><text:s text:c="4"/>)</text:p>
      <text:p text:style-name="Standard"><text:s text:c="4"/>if not userinfo_res.ok:</text:p>
      <text:p text:style-name="Standard"><text:s text:c="8"/>return HttpResponseBadRequest("Userinfo request failed")</text:p>
      <text:p text:style-name="Standard"/>
      <text:p text:style-name="Standard"><text:s text:c="4"/>userinfo = userinfo_res.json()</text:p>
      <text:p text:style-name="Standard"/>
      <text:p text:style-name="Standard"><text:s text:c="4"/># Store just the email in the session for this demo</text:p>
      <text:p text:style-name="Standard"><text:s text:c="4"/>request.session["user"] = {"email": userinfo.get("email")}</text:p>
      <text:p text:style-name="Standard"><text:s text:c="4"/>request.session.pop("oauth_state", None)</text:p>
      <text:p text:style-name="Standard"/>
      <text:p text:style-name="Standard"><text:s text:c="4"/>return redirect("/")</text:p>
      <text:p text:style-name="Standard"/>
      <text:p text:style-name="Standard"/>
      <text:p text:style-name="Standard">def logout_view(request):</text:p>
      <text:p text:style-name="Standard"><text:s text:c="4"/>"""Clear the session and go back to home."""</text:p>
      <text:p text:style-name="Standard"><text:s text:c="4"/>request.session.pop("user", None)</text:p>
      <text:p text:style-name="Standard"><text:s text:c="4"/>request.session.pop("oauth_state", None)</text:p>
      <text:p text:style-name="Standard"><text:s text:c="4"/>return redirect("/")</text:p>
      <text:p text:style-name="Standard"/>
      <text:p text:style-name="Standard">Step 6 – Wire up URLs</text:p>
      <text:p text:style-name="Standard"/>
      <text:p text:style-name="Standard">Open google_login_demo/google_login_demo/urls.py and replace its contents with:</text:p>
      <text:p text:style-name="Standard"/>
      <text:p text:style-name="Standard">from django.contrib import admin</text:p>
      <text:p text:style-name="Standard">from django.urls import path</text:p>
      <text:p text:style-name="Standard">from . import views</text:p>
      <text:p text:style-name="Standard"/>
      <text:p text:style-name="Standard">urlpatterns = [</text:p>
      <text:p text:style-name="Standard"><text:s text:c="4"/>path("admin/", admin.site.urls),</text:p>
      <text:p text:style-name="Standard"><text:s text:c="4"/>path("", views.home, name="home"),</text:p>
      <text:p text:style-name="Standard"><text:s text:c="4"/>path("login/", views.google_login, name="login"),</text:p>
      <text:p text:style-name="Standard"><text:s text:c="4"/>path("oauth2callback/", views.google_callback, name="oauth2callback"),</text:p>
      <text:p text:style-name="Standard"><text:soft-page-break/><text:s text:c="4"/>path("logout/", views.logout_view, name="logout"),</text:p>
      <text:p text:style-name="Standard">]</text:p>
      <text:p text:style-name="Standard"/>
      <text:p text:style-name="Standard">Step 7 – Run database migrations</text:p>
      <text:p text:style-name="Standard"/>
      <text:p text:style-name="Standard">From the folder that contains manage.py (you should already be there: the inner google_login_demo folder):</text:p>
      <text:p text:style-name="Standard"/>
      <text:p text:style-name="Standard">python manage.py migrate</text:p>
      <text:p text:style-name="Standard"/>
      <text:p text:style-name="Standard">This sets up the database tables Django needs (including sessions).</text:p>
      <text:p text:style-name="Standard">Step 8 – Run the development server</text:p>
      <text:p text:style-name="Standard"/>
      <text:p text:style-name="Standard">python manage.py runserver</text:p>
      <text:p text:style-name="Standard"/>
      <text:p text:style-name="Standard">You should see something like:</text:p>
      <text:p text:style-name="Standard"/>
      <text:p text:style-name="Standard">Starting development server at <text:a xlink:type="simple" xlink:href="http://127.0.0.1:8000/" text:style-name="Internet_20_link" text:visited-style-name="Visited_20_Internet_20_Link">http://127.0.0.1:8000/</text:a></text:p>
      <text:p text:style-name="Standard"/>
      <text:p text:style-name="P2">You will probably also receive a nice “WARNING. This is a development server” or something like that. Ignore it (unless you actually plan to use this as a production server)</text:p>
      <text:p text:style-name="Standard"/>
      <text:p text:style-name="Standard">Step 9 – Test the Google login flow</text:p>
      <text:p text:style-name="Standard"/>
      <text:p text:style-name="Standard"><text:s text:c="4"/>Open <text:span text:style-name="T7">A NEW BROWSER WINDOW OR TAB (otherwise it might use an old cookie and give an error)</text:span> and go to <text:a xlink:type="simple" xlink:href="http://localhost:8000/" text:style-name="Internet_20_link" text:visited-style-name="Visited_20_Internet_20_Link">http://localhost:8000/</text:a><text:line-break/><text:span text:style-name="T7">Note: Do not use 127.0.0.1. Use localhost. We setup the </text:span><text:span text:style-name="T8">google oauth credential and script</text:span><text:span text:style-name="T7"> to use localhost and </text:span><text:span text:style-name="T8">they see </text:span><text:span text:style-name="T7">that as something different from 127.0.0.1 even though in practice they should both point to the same device.</text:span></text:p>
      <text:p text:style-name="Standard"/>
      <text:p text:style-name="Standard"><text:s text:c="4"/>You should see a simple page with a “Login with Google” link.</text:p>
      <text:p text:style-name="Standard"/>
      <text:p text:style-name="Standard"><text:s text:c="4"/>Click it:</text:p>
      <text:p text:style-name="Standard"><text:s text:c="8"/>You’ll be redirected to Google’s login/consent screen.</text:p>
      <text:p text:style-name="Standard"><text:s text:c="8"/>Log in and accept.</text:p>
      <text:p text:style-name="Standard"/>
      <text:p text:style-name="Standard"><text:s text:c="4"/>Google redirects you back to:</text:p>
      <text:p text:style-name="Standard"/>
      <text:p text:style-name="Standard">http://localhost:8000/oauth2callback/?code=...&amp;state=...</text:p>
      <text:p text:style-name="Standard"/>
      <text:p text:style-name="Standard">Then you’ll finally be redirected to / and see something like:</text:p>
      <text:p text:style-name="Standard"/>
      <text:p text:style-name="Standard">Hello your_email@example.com (logout)</text:p>
      <text:p text:style-name="Standard"/>
      <text:p text:style-name="Standard">Click logout; you’ll go back to the login link.<text:line-break/><text:line-break/><text:span text:style-name="T9">If it closes out and needs to be restarted, it can be done by running this command in the same directory as the manage.py file:</text:span></text:p>
      <text:p text:style-name="P10">python manage.py runserver</text:p>
      <text:p text:style-name="P10"><text:soft-page-break/><text:span text:style-name="Source_20_Text"><text:span text:style-name="T10">Disclaimer:</text:span></text:span></text:p>
      <text:p text:style-name="Standard"><text:span text:style-name="Source_20_Text"><text:span text:style-name="T11">This guide was developed and tested by Dr. Tyler W Thomas. An AI-assisted code generator was used to bootstrap the initial draft, and the final version was manually reviewed, edited, and verified on 02/22/2026.</text:span></text:span></text:p>
      <text:p text:style-name="Standard"><text:span text:style-name="Source_20_Text"><text:span text:style-name="T11"/></text:span></text:p>
      <text:p text:style-name="Standard"><text:span text:style-name="Source_20_Text"><text:span text:style-name="T11">This guide is provided for educational and demonstrative purposes only and may not reflect best practices or remain accurate as frameworks, APIs, and security guidance evolve. You are solely responsible for reviewing, testing, and validating any code or configuration before using it in your own environment, especially in production. No warranty of any kind is expressed or implied, and the author assumes no responsibility or liability for any loss, damage, or issues arising from the use of this guide or the accompanying code. This project is not affiliated with, endorsed by, or officially supported by Google, the Django Software Foundation, or any other organization mentioned.</text:span></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1T23:09:22.047543223</meta:creation-date>
    <dc:date>2026-02-22T02:55:56.698107092</dc:date>
    <meta:editing-duration>PT3H46M25S</meta:editing-duration>
    <meta:editing-cycles>18</meta:editing-cycles>
    <meta:generator>LibreOffice/25.8.1.1$Linux_X86_64 LibreOffice_project/580$Build-1</meta:generator>
    <meta:document-statistic meta:table-count="0" meta:image-count="0" meta:object-count="0" meta:page-count="7" meta:paragraph-count="194" meta:word-count="1200" meta:character-count="9325" meta:non-whitespace-character-count="7690"/>
  </office:meta>
</office:document-meta>
</file>